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c46" officeooo:paragraph-rsid="00191c46"/>
    </style:style>
    <style:style style:name="P2" style:family="paragraph" style:parent-style-name="Standard">
      <style:text-properties officeooo:rsid="0023e33c" officeooo:paragraph-rsid="0023e33c"/>
    </style:style>
    <style:style style:name="P3" style:family="paragraph" style:parent-style-name="Standard">
      <style:text-properties officeooo:rsid="002586a9" officeooo:paragraph-rsid="002586a9"/>
    </style:style>
    <style:style style:name="P4" style:family="paragraph" style:parent-style-name="Standard">
      <style:text-properties officeooo:rsid="002586a9" officeooo:paragraph-rsid="00287be7"/>
    </style:style>
    <style:style style:name="P5" style:family="paragraph" style:parent-style-name="Standard">
      <style:text-properties officeooo:rsid="002586a9" officeooo:paragraph-rsid="002a1f5e"/>
    </style:style>
    <style:style style:name="P6" style:family="paragraph" style:parent-style-name="Standard">
      <style:text-properties officeooo:rsid="002775fb" officeooo:paragraph-rsid="0027a9ea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officeooo:rsid="001a06a4"/>
    </style:style>
    <style:style style:name="T2" style:family="text">
      <style:text-properties officeooo:rsid="001a3fff"/>
    </style:style>
    <style:style style:name="T3" style:family="text">
      <style:text-properties officeooo:rsid="002586a9"/>
    </style:style>
    <style:style style:name="T4" style:family="text">
      <style:text-properties officeooo:rsid="002b4b4e"/>
    </style:style>
    <style:style style:name="gr1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2866in" fo:min-width="1.2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2866in" fo:min-width="1.6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2866in" fo:min-width="1.8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2866in" fo:min-width="2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2866in" fo:min-width="1.2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9118in" fo:min-width="1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2.7256in" fo:min-width="5.7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3.6374in" fo:min-width="7.1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0" draw:style-name="gr9" draw:text-style-name="P8" svg:width="5.7906in" svg:height="2.726in" svg:x="-0.1173in" svg:y="1.3681in"><text:p/><draw:enhanced-geometry svg:viewBox="0 0 21600 21600" draw:type="rectangle" draw:enhanced-path="M 0 0 L 21600 0 21600 21600 0 21600 0 0 Z N"/></draw:custom-shape><draw:custom-shape text:anchor-type="paragraph" draw:z-index="0" draw:name="Shape1" draw:style-name="gr10" draw:text-style-name="P8" svg:width="7.1449in" svg:height="3.6378in" svg:x="-0.1173in" svg:y="0.4563in"><text:p/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2" draw:name="Shape1_1" draw:style-name="gr8" draw:text-style-name="P8" svg:width="1.3543in" svg:height="0.9122in" svg:x="5.6728in" svg:y="0.0728in"><text:p/><draw:enhanced-geometry svg:viewBox="0 0 21600 21600" draw:type="rectangle" draw:enhanced-path="M 0 0 L 21600 0 21600 21600 0 21600 0 0 Z N"/></draw:custom-shape><draw:custom-shape text:anchor-type="paragraph" draw:z-index="3" draw:name="Shape1_2" draw:style-name="gr7" draw:text-style-name="P8" svg:width="1.2413in" svg:height="0.287in" svg:x="5.7335in" svg:y="0.1598in"><text:p/><draw:enhanced-geometry svg:viewBox="0 0 21600 21600" draw:type="rectangle" draw:enhanced-path="M 0 0 L 21600 0 21600 21600 0 21600 0 0 Z N"/></draw:custom-shape><draw:frame text:anchor-type="paragraph" draw:z-index="5" draw:name="Shape2" draw:style-name="gr1" draw:text-style-name="P7" svg:width="1.0941in" svg:height="0.226in" svg:x="5.8118in" svg:y="0.1598in"><draw:text-box><text:p>Ligne de frame</text:p></draw:text-box></draw:frame><draw:custom-shape text:anchor-type="paragraph" draw:z-index="13" draw:name="Shape1_6" draw:style-name="gr3" draw:text-style-name="P8" svg:width="1.624in" svg:height="0.287in" svg:x="-0.0398in" svg:y="0.1902in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4" draw:name="Shape1_7" draw:style-name="gr3" draw:text-style-name="P8" svg:width="1.624in" svg:height="0.287in" svg:x="1.9571in" svg:y="0.0252in"><text:p/><draw:enhanced-geometry svg:viewBox="0 0 21600 21600" draw:type="rectangle" draw:enhanced-path="M 0 0 L 21600 0 21600 21600 0 21600 0 0 Z N"/></draw:custom-shape><draw:custom-shape text:anchor-type="paragraph" draw:z-index="15" draw:name="Shape1_8" draw:style-name="gr3" draw:text-style-name="P8" svg:width="1.624in" svg:height="0.287in" svg:x="3.8327in" svg:y="0.0252in"><text:p/><draw:enhanced-geometry svg:viewBox="0 0 21600 21600" draw:type="rectangle" draw:enhanced-path="M 0 0 L 21600 0 21600 21600 0 21600 0 0 Z N"/></draw:custom-shape><draw:frame text:anchor-type="paragraph" draw:z-index="19" draw:name="Shape2_5" draw:style-name="gr1" draw:text-style-name="P7" svg:width="1.0941in" svg:height="0.226in" svg:x="0.2563in" svg:y="0.0598in"><draw:text-box><text:p>Position x</text:p></draw:text-box></draw:frame><draw:frame text:anchor-type="paragraph" draw:z-index="20" draw:name="Shape2_6" draw:style-name="gr1" draw:text-style-name="P7" svg:width="1.0941in" svg:height="0.226in" svg:x="2.2008in" svg:y="0.0862in"><draw:text-box><text:p>Position y</text:p></draw:text-box></draw:frame><draw:frame text:anchor-type="paragraph" draw:z-index="21" draw:name="Shape2_7" draw:style-name="gr1" draw:text-style-name="P7" svg:width="1.0941in" svg:height="0.226in" svg:x="4.128in" svg:y="0.0862in"><draw:text-box><text:p>type</text:p></draw:text-box></draw:frame></text:p>
      <text:p text:style-name="Standard"><draw:custom-shape text:anchor-type="paragraph" draw:z-index="4" draw:name="Shape1_3" draw:style-name="gr7" draw:text-style-name="P8" svg:width="1.2413in" svg:height="0.287in" svg:x="5.7508in" svg:y="0.1839in"><text:p/><draw:enhanced-geometry svg:viewBox="0 0 21600 21600" draw:type="rectangle" draw:enhanced-path="M 0 0 L 21600 0 21600 21600 0 21600 0 0 Z N"/></draw:custom-shape><draw:custom-shape text:anchor-type="paragraph" draw:z-index="17" draw:name="Shape1_10" draw:style-name="gr3" draw:text-style-name="P8" svg:width="1.624in" svg:height="0.287in" svg:x="1.9654in" svg:y="0.1909in"><text:p/><draw:enhanced-geometry svg:viewBox="0 0 21600 21600" draw:type="rectangle" draw:enhanced-path="M 0 0 L 21600 0 21600 21600 0 21600 0 0 Z N"/></draw:custom-shape></text:p>
      <text:p text:style-name="Standard"><draw:frame text:anchor-type="paragraph" draw:z-index="6" draw:name="Shape2_0" draw:style-name="gr4" draw:text-style-name="P7" svg:width="1.2157in" svg:height="0.3843in" svg:x="5.7764in" svg:y="0.0535in"><draw:text-box><text:p>Colonne de frame</text:p></draw:text-box></draw:frame><draw:custom-shape text:anchor-type="paragraph" draw:z-index="16" draw:name="Shape1_9" draw:style-name="gr3" draw:text-style-name="P8" svg:width="1.624in" svg:height="0.287in" svg:x="-0.0398in" svg:y="0.0063in"><text:p/><draw:enhanced-geometry svg:viewBox="0 0 21600 21600" draw:type="rectangle" draw:enhanced-path="M 0 0 L 21600 0 21600 21600 0 21600 0 0 Z N"/></draw:custom-shape><draw:custom-shape text:anchor-type="paragraph" draw:z-index="18" draw:name="Shape1_11" draw:style-name="gr3" draw:text-style-name="P8" svg:width="1.624in" svg:height="0.287in" svg:x="3.8319in" svg:y="0.0508in"><text:p/><draw:enhanced-geometry svg:viewBox="0 0 21600 21600" draw:type="rectangle" draw:enhanced-path="M 0 0 L 21600 0 21600 21600 0 21600 0 0 Z N"/></draw:custom-shape><draw:frame text:anchor-type="paragraph" draw:z-index="22" draw:name="Shape2_8" draw:style-name="gr1" draw:text-style-name="P7" svg:width="1.0941in" svg:height="0.226in" svg:x="0.1866in" svg:y="0.0673in"><draw:text-box><text:p>largeur</text:p></draw:text-box></draw:frame><draw:frame text:anchor-type="paragraph" draw:z-index="23" draw:name="Shape2_9" draw:style-name="gr1" draw:text-style-name="P7" svg:width="1.0941in" svg:height="0.226in" svg:x="2.0791in" svg:y="0.0602in"><draw:text-box><text:p>hauteur</text:p></draw:text-box></draw:frame><draw:frame text:anchor-type="paragraph" draw:z-index="24" draw:name="Shape2_10" draw:style-name="gr1" draw:text-style-name="P7" svg:width="1.0941in" svg:height="0.226in" svg:x="4.0846in" svg:y="0.1118in"><draw:text-box><text:p>angle</text:p></draw:text-box></draw:frame></text:p>
      <text:p text:style-name="Standard"/>
      <text:p text:style-name="Standard"><draw:frame text:anchor-type="paragraph" draw:z-index="7" draw:name="Shape2_1" draw:style-name="gr4" draw:text-style-name="P7" svg:width="1.285in" svg:height="0.3843in" svg:x="5.7425in" svg:y="0.139in"><draw:text-box><text:p>Hitbox déjà créées</text:p><text:p>Et sélectionnables</text:p></draw:text-box></draw:frame><draw:custom-shape text:anchor-type="paragraph" draw:z-index="8" draw:name="Shape1_4" draw:style-name="gr6" draw:text-style-name="P8" svg:width="2.1016in" svg:height="0.287in" svg:x="-0.0398in" svg:y="0.078in"><text:p/><draw:enhanced-geometry svg:viewBox="0 0 21600 21600" draw:type="rectangle" draw:enhanced-path="M 0 0 L 21600 0 21600 21600 0 21600 0 0 Z N"/></draw:custom-shape><draw:frame text:anchor-type="paragraph" draw:z-index="9" draw:name="Shape2_2" draw:style-name="gr4" draw:text-style-name="P7" svg:width="1.6587in" svg:height="0.3843in" svg:x="0.0909in" svg:y="0.139in"><draw:text-box><text:p>Importation de l’image</text:p></draw:text-box></draw:frame><draw:custom-shape text:anchor-type="paragraph" draw:z-index="11" draw:name="Shape1_5" draw:style-name="gr5" draw:text-style-name="P8" svg:width="1.8224in" svg:height="0.287in" svg:x="2.0882in" svg:y="0.078in"><text:p/><draw:enhanced-geometry svg:viewBox="0 0 21600 21600" draw:type="rectangle" draw:enhanced-path="M 0 0 L 21600 0 21600 21600 0 21600 0 0 Z N"/></draw:custom-shape><draw:frame text:anchor-type="paragraph" draw:z-index="12" draw:name="Shape2_4" draw:style-name="gr4" draw:text-style-name="P7" svg:width="1.6587in" svg:height="0.3843in" svg:x="2.1925in" svg:y="0.1555in"><draw:text-box><text:p>Destination</text:p></draw:text-box></draw:frame><draw:custom-shape text:anchor-type="paragraph" draw:z-index="25" draw:name="Shape1_12" draw:style-name="gr2" draw:text-style-name="P8" svg:width="1.2594in" svg:height="0.287in" svg:x="4.3181in" svg:y="0.1098in"><text:p/><draw:enhanced-geometry svg:viewBox="0 0 21600 21600" draw:type="rectangle" draw:enhanced-path="M 0 0 L 21600 0 21600 21600 0 21600 0 0 Z N"/></draw:custom-shape><draw:frame text:anchor-type="paragraph" draw:z-index="26" draw:name="Shape2_11" draw:style-name="gr1" draw:text-style-name="P7" svg:width="1.0941in" svg:height="0.226in" svg:x="4.3799in" svg:y="0.1709in"><draw:text-box><text:p>Valid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name="Shape2_3" draw:style-name="gr4" draw:text-style-name="P7" svg:width="1.6587in" svg:height="0.576in" svg:x="2.0181in" svg:y="0.0217in"><draw:text-box><text:p>Image spécifique en fonction de la ligne de frame et la colonn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nvoie une liste composé de liste de <text:span text:style-name="T2">8</text:span> éléments avec :</text:p>
      <text:p text:style-name="P1"><text:span text:style-name="T1">ligne de frame, colonne de frame, </text:span>position x, position y, largeur, hauteur, type, angle</text:p>
      <text:p text:style-name="P1"/>
      <text:p text:style-name="P2">Planning :</text:p>
      <text:p text:style-name="P3">Dimanche : créer boites de texte</text:p>
      <text:p text:style-name="P6">Lundi : <text:span text:style-name="T3">importer l’image et créer l’environnement</text:span></text:p>
      <text:p text:style-name="P4">Mardi/mercredi : Sélectionner la frame et les hitbox déjà créer pour les modifier</text:p>
      <text:p text:style-name="P5">Jeudi : Exporter les données</text:p>
      <text:p text:style-name="P3">Vendredi : <text:span text:style-name="T4">Importer des données pour les modifi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4:56:41.407256099</meta:creation-date>
    <meta:generator>LibreOffice/7.0.6.2$Linux_X86_64 LibreOffice_project/00$Build-2</meta:generator>
    <dc:date>2022-03-13T15:20:49.307905129</dc:date>
    <meta:editing-duration>PT23M59S</meta:editing-duration>
    <meta:editing-cycles>20</meta:editing-cycles>
    <meta:document-statistic meta:table-count="0" meta:image-count="0" meta:object-count="0" meta:page-count="1" meta:paragraph-count="8" meta:word-count="66" meta:character-count="391" meta:non-whitespace-character-count="333"/>
  </office:meta>
</office:document-meta>
</file>